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#foreach($registration in $registrations)$registration.DateFrom - $iscrizione.DateTo$registration.Course#end" text:name="registrations"/>
      </text:user-field-decls>
      <text:p text:style-name="Standard">Hello $name!</text:p>
      <text:p text:style-name="Standard"/>
      <text:p text:style-name="Standard">ISTRUZIONE E FORMAZIONE</text:p>
      <text:p text:style-name="Standard"/>
      <text:p text:style-name="Standard">#foreach($registration in $registrations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$registration.DateFrom - $registration.DateTo</text:p>
          </table:table-cell>
          <table:table-cell table:style-name="Table1.B1" office:value-type="string">
            <text:p text:style-name="Table_20_Contents">$registration.Course</text:p>
          </table:table-cell>
        </table:table-row>
      </table:table>
      <text:p text:style-name="Standard">#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Nori</meta:initial-creator>
    <meta:creation-date>2017-04-26T16:16:30.41</meta:creation-date>
    <dc:date>2017-04-26T16:53:55.67</dc:date>
    <dc:creator>Michele Nori</dc:creator>
    <meta:editing-duration>PT27M51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1" meta:paragraph-count="6" meta:word-count="13" meta:character-count="145"/>
  </office:meta>
</office:document-meta>
</file>